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dcd14" officeooo:paragraph-rsid="000dcd14"/>
    </style:style>
    <style:style style:name="P2" style:family="paragraph" style:parent-style-name="Standard">
      <style:paragraph-properties fo:text-align="start" style:justify-single-word="false"/>
      <style:text-properties officeooo:rsid="000fb4a6" officeooo:paragraph-rsid="000fb4a6"/>
    </style:style>
    <style:style style:name="P3" style:family="paragraph" style:parent-style-name="Standard">
      <style:paragraph-properties fo:text-align="start" style:justify-single-word="false"/>
      <style:text-properties officeooo:rsid="00119fad" officeooo:paragraph-rsid="00168e7b"/>
    </style:style>
    <style:style style:name="P4" style:family="paragraph" style:parent-style-name="Standard">
      <style:paragraph-properties fo:text-align="start" style:justify-single-word="false"/>
      <style:text-properties officeooo:rsid="00168e7b" officeooo:paragraph-rsid="00168e7b"/>
    </style:style>
    <style:style style:name="P5" style:family="paragraph" style:parent-style-name="Standard">
      <style:paragraph-properties fo:text-align="start" style:justify-single-word="false"/>
      <style:text-properties officeooo:rsid="0013a4e0" officeooo:paragraph-rsid="00159c3f"/>
    </style:style>
    <style:style style:name="P6" style:family="paragraph" style:parent-style-name="Standard">
      <style:paragraph-properties fo:text-align="start" style:justify-single-word="false"/>
      <style:text-properties officeooo:rsid="00159c3f" officeooo:paragraph-rsid="00159c3f"/>
    </style:style>
    <style:style style:name="T1" style:family="text">
      <style:text-properties officeooo:rsid="00113a3e"/>
    </style:style>
    <style:style style:name="T2" style:family="text">
      <style:text-properties officeooo:rsid="00119fad"/>
    </style:style>
    <style:style style:name="T3" style:family="text">
      <style:text-properties officeooo:rsid="0013932e"/>
    </style:style>
    <style:style style:name="T4" style:family="text">
      <style:text-properties officeooo:rsid="00168e7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ement of Purpose – Jason Meziere – Stanford – Computer Science</text:p>
      <text:p text:style-name="P2">My purpose in applying to Stanford for a Computer Science Ph.D. is to help people. While these may seem unrelated, <text:span text:style-name="T2">c</text:span>ontinuing my education and subsequent research at Stanford would accomplish these goals better than anywhere else. <text:span text:style-name="T1">The greatest proponent for my claim is the environment that Stanford has cultivated of diversity and collaboration. These two, combined with talented individuals working hard for scientific achievement allow for the greatest possible growth. It is in this atmosphere that the work I wish to do in machine learning would make the most impact and be able to help as many people as possible. The beauty of a field like machine learning is that it can be applied to almost any field. The psychologist can use it just as effectively as the physicist given the correct training. What I want is for my work to be able to be used easily by nearly anyone, allowing them to effectively create amazing things that will benefit others. This is why I chose to apply here at Stanford, and to the computer science program.</text:span></text:p>
      <text:p text:style-name="P3">While I may not have <text:span text:style-name="T4">gotten a bachelor’s degree</text:span> in computer science, I will have a large breadth and depth of knowledge to dwell from. As I shared previously in my application, I am nearing the completion of a double major in physics and math, and a double minor in computer science and statistics. <text:span text:style-name="T3">This will give me different insights than many others will have applying to this program. For one, they will not have the mathematical rigor that I will have. I am very used to working theoretically, production statistical or mathematical models, and then moving seamlessly to the computer to create simulations that accurately represent the theoretical model. This is the subject of several of my physics classes and math classes. This will give me an advantage in class learning as well as research. My work experience has also given me great real-world experience. During my work as a computational materials science intern, I have been able to improve my c++ knowledge far past what normally is covered in a computer science degree. Here, again, I have seen the theoretical combine with the computational, working largely with a function parser system that automatically takes derivatives. Perhaps the greatest asset that I have is my work ethic. During most of my schooling, I have taken between 19 and 21 credits, and have worked up to 20 hours a week during this. These things are what separates me from my peers. </text:span></text:p>
      <text:p text:style-name="P5">In machine learning, my main area of interest is the comparison of machine learning algorithms with statistical methods and investigating the probabilistic nature of machine learning. Because of this, I am very interested in the Statistical Machine Learning Group.</text:p>
      <text:p text:style-name="P6">After graduation, my plans are not set in stone, but my decision about where I will go will be determined by the type of life that I will be able to provide for my family and my ability to help others. I have considered working at a place like Google, Microsoft, or Facebook if there is enough freedom to allow me to accomplish my goals. I am interested in contributing to open source projects or perhaps Google would allow some of the things produced there to be distributed freely. Wherever I go, I would like to continue my research and contribute to the community.</text:p>
      <text:p text:style-name="P4">On a final note, there are some things that I would like to clarify about my application. On account of the current policies at BYU-Idaho, double majors and double minors are not currently offered. I am appealing this, and things are going fairly well, but my transcript won’t say that I have those majors declared. Also, it is discouraged for teachers to perform research as the university considers itself a teaching institution only, so much of the research is generated by students. Hence, there are not as many research opportunities for students. In fact, there are times when I have gone to several classes to recruit for the research I conduct, and it has gone fairly well. Because of this, I have not published any papers. This may not be true for long, though, as I am fairly close to finishing research on grain boundary evolution.</text:p>
      <text:p text:style-name="P4"/>
      <text:p text:style-name="P4">Thank you for your consideration,</text:p>
      <text:p text:style-name="P4">Jason Mezi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4:19:21.354913217</meta:creation-date>
    <dc:date>2019-11-02T15:47:39.446970118</dc:date>
    <meta:editing-duration>PT23S</meta:editing-duration>
    <meta:editing-cycles>1</meta:editing-cycles>
    <meta:generator>LibreOffice/6.2.7.1$Linux_X86_64 LibreOffice_project/20$Build-1</meta:generator>
    <meta:document-statistic meta:table-count="0" meta:image-count="0" meta:object-count="0" meta:page-count="1" meta:paragraph-count="8" meta:word-count="722" meta:character-count="4244" meta:non-whitespace-character-count="3526"/>
  </office:meta>
</office:document-meta>
</file>